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cf8e" officeooo:paragraph-rsid="001ecf8e"/>
    </style:style>
    <style:style style:name="P2" style:family="paragraph" style:parent-style-name="Standard">
      <style:text-properties officeooo:rsid="001ecf8e" officeooo:paragraph-rsid="00230acf"/>
    </style:style>
    <style:style style:name="P3" style:family="paragraph" style:parent-style-name="Standard">
      <style:text-properties officeooo:rsid="001dc0cf" officeooo:paragraph-rsid="001dc0cf"/>
    </style:style>
    <style:style style:name="P4" style:family="paragraph" style:parent-style-name="Standard">
      <style:text-properties officeooo:rsid="001dc0cf" officeooo:paragraph-rsid="00208780"/>
    </style:style>
    <style:style style:name="P5" style:family="paragraph" style:parent-style-name="Standard">
      <style:text-properties officeooo:rsid="001dc0cf" officeooo:paragraph-rsid="00230acf"/>
    </style:style>
    <style:style style:name="P6" style:family="paragraph" style:parent-style-name="Standard">
      <style:text-properties style:font-name="LM Mono 10" fo:font-size="10pt" officeooo:rsid="001dc0cf" officeooo:paragraph-rsid="001dc0cf" style:font-size-asian="10pt" style:font-size-complex="10pt"/>
    </style:style>
    <style:style style:name="P7" style:family="paragraph" style:parent-style-name="Standard">
      <style:text-properties style:font-name="LM Mono 10" fo:font-size="10pt" officeooo:rsid="001dc0cf" officeooo:paragraph-rsid="00230acf" style:font-size-asian="10pt" style:font-size-complex="10pt"/>
    </style:style>
    <style:style style:name="P8" style:family="paragraph" style:parent-style-name="Standard">
      <style:text-properties fo:font-size="10pt" officeooo:rsid="001dc0cf" officeooo:paragraph-rsid="00208780" style:font-size-asian="10pt" style:font-size-complex="10pt"/>
    </style:style>
    <style:style style:name="P9" style:family="paragraph" style:parent-style-name="Standard">
      <style:text-properties fo:font-size="10pt" officeooo:rsid="001dc0cf" officeooo:paragraph-rsid="001dc0cf" style:font-size-asian="10pt" style:font-size-complex="10pt"/>
    </style:style>
    <style:style style:name="P10" style:family="paragraph" style:parent-style-name="Standard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1ecf8e" officeooo:paragraph-rsid="00230acf"/>
    </style:style>
    <style:style style:name="P11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ecf8e" officeooo:paragraph-rsid="00230acf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c0cf" officeooo:paragraph-rsid="00208780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c0cf" officeooo:paragraph-rsid="00230acf"/>
    </style:style>
    <style:style style:name="P14" style:family="paragraph" style:parent-style-name="Standard">
      <style:text-properties officeooo:rsid="001ecf8e" officeooo:paragraph-rsid="001ecf8e"/>
    </style:style>
    <style:style style:name="P15" style:family="paragraph" style:parent-style-name="Standard">
      <style:text-properties officeooo:rsid="001ecf8e" officeooo:paragraph-rsid="0023b906"/>
    </style:style>
    <style:style style:name="P16" style:family="paragraph" style:parent-style-name="Standard">
      <style:text-properties officeooo:rsid="001dc0cf" officeooo:paragraph-rsid="0023b906"/>
    </style:style>
    <style:style style:name="P17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230acf" officeooo:paragraph-rsid="00230acf"/>
    </style:style>
    <style:style style:name="P18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ecf8e" officeooo:paragraph-rsid="0023b906"/>
    </style:style>
    <style:style style:name="P19" style:family="paragraph" style:parent-style-name="Standard">
      <loext:graphic-properties draw:fill="none"/>
      <style:paragraph-properties fo:margin-left="0.25in" fo:margin-right="0in" fo:text-indent="0in" style:auto-text-indent="false" fo:background-color="transparent"/>
      <style:text-properties officeooo:rsid="001ecf8e" officeooo:paragraph-rsid="00208780"/>
    </style:style>
    <style:style style:name="P20" style:family="paragraph" style:parent-style-name="Standard" style:list-style-name="L1">
      <loext:graphic-properties draw:fill="none"/>
      <style:paragraph-properties fo:margin-left="0.25in" fo:margin-right="0in" fo:text-indent="0in" style:auto-text-indent="false" fo:background-color="transparent"/>
      <style:text-properties officeooo:rsid="0023b906" officeooo:paragraph-rsid="0023b906"/>
    </style:style>
    <style:style style:name="P21" style:family="paragraph" style:parent-style-name="Standard" style:list-style-name="L1" style:master-page-name="">
      <loext:graphic-properties draw:fill="none"/>
      <style:paragraph-properties fo:margin-left="0.25in" fo:margin-right="0in" fo:text-indent="0in" style:auto-text-indent="false" style:page-number="auto" fo:background-color="transparent"/>
      <style:text-properties officeooo:rsid="0023b906" officeooo:paragraph-rsid="0023b906"/>
    </style:style>
    <style:style style:name="P22" style:family="paragraph" style:parent-style-name="Standard" style:master-page-name="">
      <style:paragraph-properties style:page-number="auto"/>
      <style:text-properties officeooo:rsid="001ecf8e" officeooo:paragraph-rsid="0023b906"/>
    </style:style>
    <style:style style:name="P23" style:family="paragraph" style:parent-style-name="Standard" style:master-page-name="">
      <style:paragraph-properties style:page-number="auto"/>
      <style:text-properties officeooo:rsid="001ecf8e" officeooo:paragraph-rsid="0023b906"/>
    </style:style>
    <style:style style:name="P24" style:family="paragraph" style:parent-style-name="Standard" style:master-page-name="">
      <style:paragraph-properties style:page-number="auto"/>
      <style:text-properties officeooo:rsid="001ecf8e" officeooo:paragraph-rsid="0023b906"/>
    </style:style>
    <style:style style:name="P25" style:family="paragraph" style:parent-style-name="Standard" style:master-page-name="">
      <style:paragraph-properties style:page-number="auto"/>
      <style:text-properties officeooo:rsid="001ecf8e" officeooo:paragraph-rsid="0023b906"/>
    </style:style>
    <style:style style:name="P26" style:family="paragraph" style:parent-style-name="Standard" style:master-page-name="">
      <style:paragraph-properties style:page-number="auto"/>
      <style:text-properties officeooo:rsid="001ecf8e" officeooo:paragraph-rsid="0023b906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dc0cf" officeooo:paragraph-rsid="00230acf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dc0cf" officeooo:paragraph-rsid="0023b906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c0cf" officeooo:paragraph-rsid="00230acf"/>
    </style:style>
    <style:style style:name="P3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c0cf" officeooo:paragraph-rsid="0023b906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dc0cf" officeooo:paragraph-rsid="0023b906"/>
    </style:style>
    <style:style style:name="P32" style:family="paragraph" style:parent-style-name="Standard" style:master-page-name="">
      <style:paragraph-properties style:page-number="auto"/>
      <style:text-properties officeooo:rsid="001ecf8e" officeooo:paragraph-rsid="0023b906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ecf8e" officeooo:paragraph-rsid="00230acf"/>
    </style:style>
    <style:style style:name="T1" style:family="text">
      <style:text-properties officeooo:rsid="001ecf8e"/>
    </style:style>
    <style:style style:name="T2" style:family="text">
      <style:text-properties officeooo:rsid="00208780"/>
    </style:style>
    <style:style style:name="T3" style:family="text">
      <style:text-properties officeooo:rsid="00230a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3b90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3b906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~/Documents/howe299r/python$ begin; python IMU_to_file.py; watch -n 0.2 tail *_accel_data.txt <text:span text:style-name="T2">watch -n 0.2 wc “**_accel_data.txt”</text:span></text:p>
      <text:p text:style-name="P9">~/Documents/howe299r/apriltags/build/bin$ ./apriltags_demo; watch -n 0.2 tail *_openCV.txt; <text:span text:style-name="T2">watch -n 0.2 wc “*openCV.txt”</text:span></text:p>
      <text:p text:style-name="P9"/>
      <text:p text:style-name="P9">0<text:span text:style-name="T1">3</text:span> <text:span text:style-name="T3">May</text:span> 2018</text:p>
      <text:p text:style-name="P6">======= <text:s text:c="5"/>====================.</text:p>
      <text:p text:style-name="P6"><text:s/>{CL} <text:s/>|| --- || 15 <text:s/><text:span text:style-name="T4">12</text:span> <text:s/>9 <text:s/><text:span text:style-name="T4">6</text:span> <text:s/>3 ||</text:p>
      <text:p text:style-name="P6"><text:s/>{AM} <text:s/>|| --- || 14 <text:s/><text:span text:style-name="T4">11</text:span> <text:s/>8 <text:s/><text:span text:style-name="T4">5</text:span> <text:s/>2 ||</text:p>
      <text:p text:style-name="P6"><text:s/>{P } <text:s/>|| --- || 13 <text:s/><text:span text:style-name="T4">10</text:span> <text:s/>7 <text:s/><text:span text:style-name="T4">4</text:span> <text:s/>1 ||</text:p>
      <text:p text:style-name="P6">======= <text:s text:c="5"/>====================.</text:p>
      <text:p text:style-name="P3"/>
      <text:p text:style-name="P16"><text:span text:style-name="T1">Stiffness ________ </text:span>Position ______ <text:span text:style-name="T1">Time ___________ </text:span></text:p>
      <text:p text:style-name="P1">Grams: </text:p>
      <text:p text:style-name="P1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3046816657" text:style-name="L1">
        <text:list-header>
          <text:p text:style-name="P21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19"/>
      <text:p text:style-name="P19"/>
      <text:p text:style-name="P12"/>
      <text:p text:style-name="P4"/>
      <text:p text:style-name="P16"><text:span text:style-name="T1">Stiffness ________</text:span>Position ______ <text:span text:style-name="T1">Time ___________</text:span></text:p>
      <text:p text:style-name="P2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p text:style-name="P18"><text:span text:style-name="T5">0 <text:s/>50 <text:s/>0 <text:s/>50 <text:s/>0 <text:s/>50 <text:s/></text:span><text:span text:style-name="T7">|</text:span><text:span text:style-name="T5"> 0 <text:s/>70 <text:s/>0 <text:s/>70 <text:s/>0 <text:s/>70 <text:s/>| 0 <text:s/>100 <text:s/>0 <text:s/>100 <text:s/>0 <text:s/>100 <text:s/>| 0 <text:s/>150 <text:s/>0 <text:s/>150 <text:s/>0 <text:s/>150 |</text:span><text:line-break/></text:p>
      <text:p text:style-name="P18"/>
      <text:p text:style-name="P13"/>
      <text:p text:style-name="P5"/>
      <text:p text:style-name="P16"><text:span text:style-name="T1">Stiffness ________</text:span>Position ______ <text:span text:style-name="T1">Time ___________</text:span></text:p>
      <text:p text:style-name="P2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7589065505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13"/>
      <text:p text:style-name="P27"/>
      <text:p text:style-name="P27"/>
      <text:p text:style-name="P5"/>
      <text:p text:style-name="P16"><text:span text:style-name="T1">Stiffness ________</text:span>Position ______ <text:span text:style-name="T1">Time ___________</text:span></text:p>
      <text:p text:style-name="P2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6898263407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13"/>
      <text:p text:style-name="P27"/>
      <text:p text:style-name="P27"/>
      <text:p text:style-name="P5"/>
      <text:p text:style-name="P16"><text:span text:style-name="T1">Stiffness ________</text:span>Position ______ <text:span text:style-name="T1">Time ___________</text:span></text:p>
      <text:p text:style-name="P2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6789446033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13"/>
      <text:p text:style-name="P27"/>
      <text:p text:style-name="P16"><text:soft-page-break/><text:span text:style-name="T1">Stiffness ________</text:span>Position ______ <text:span text:style-name="T1">Time ___________</text:span></text:p>
      <text:p text:style-name="P15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8549022487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30"/>
      <text:p text:style-name="P28"/>
      <text:p text:style-name="P28"/>
      <text:p text:style-name="P28"/>
      <text:p text:style-name="P16"><text:span text:style-name="T1">Stiffness ________</text:span>Position ______ <text:span text:style-name="T1">Time ___________</text:span></text:p>
      <text:p text:style-name="P15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8366520839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30"/>
      <text:p text:style-name="P28"/>
      <text:p text:style-name="P28"/>
      <text:p text:style-name="P28"/>
      <text:p text:style-name="P16"><text:span text:style-name="T1">Stiffness ________</text:span>Position ______ <text:span text:style-name="T1">Time ___________</text:span></text:p>
      <text:p text:style-name="P15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8006235447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30"/>
      <text:p text:style-name="P28"/>
      <text:p text:style-name="P28"/>
      <text:p text:style-name="P28"/>
      <text:p text:style-name="P16"><text:span text:style-name="T1">Stiffness ________</text:span>Position ______ <text:span text:style-name="T1">Time ___________</text:span></text:p>
      <text:p text:style-name="P15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8540737380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30"/>
      <text:p text:style-name="P28"/>
      <text:p text:style-name="P28"/>
      <text:p text:style-name="P28"/>
      <text:p text:style-name="P16"><text:span text:style-name="T1">Stiffness ________</text:span>Position ______ <text:span text:style-name="T1">Time ___________</text:span></text:p>
      <text:p text:style-name="P15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8040798465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30"/>
      <text:p text:style-name="P28"/>
      <text:p text:style-name="P28"/>
      <text:p text:style-name="P28"/>
      <text:p text:style-name="P16"><text:span text:style-name="T1">Stiffness ________</text:span>Position ______ <text:span text:style-name="T1">Time ___________</text:span></text:p>
      <text:p text:style-name="P15">Grams: </text:p>
      <text:p text:style-name="P22"><text:tab/><text:tab/> <text:s text:c="7"/><text:span text:style-name="T7">6<text:tab/><text:tab/> <text:s text:c="14"/>12 <text:s text:c="31"/>18</text:span><text:span text:style-name="T5"> <text:s text:c="8"/><text:tab/><text:tab/> <text:s text:c="6"/></text:span><text:span text:style-name="T7">24</text:span><text:span text:style-name="T5"><text:tab/> <text:s text:c="16"/></text:span></text:p>
      <text:list xml:id="list82857264722652" text:continue-numbering="true" text:style-name="L1">
        <text:list-header>
          <text:p text:style-name="P20">0 <text:s/>50 <text:s/>0 <text:s/>50 <text:s/>0 <text:s/>50 <text:s/><text:span text:style-name="T6">|</text:span> 0 <text:s/>70 <text:s/>0 <text:s/>70 <text:s/>0 <text:s/>70 <text:s/>| 0 <text:s/>100 <text:s/>0 <text:s/>100 <text:s/>0 <text:s/>100 <text:s/>| 0 <text:s/>150 <text:s/>0 <text:s/>150 <text:s/>0 <text:s/>150 |</text:p>
        </text:list-header>
      </text:list>
      <text:p text:style-name="P30"/>
      <text:p text:style-name="P28"/>
      <text:p text:style-name="P28"/>
      <text:p text:style-name="P3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2:37:06.611725992</meta:creation-date>
    <dc:date>2018-05-04T08:28:56.380730527</dc:date>
    <meta:editing-duration>PT23M23S</meta:editing-duration>
    <meta:editing-cycles>4</meta:editing-cycles>
    <meta:generator>LibreOffice/5.4.5.1$Linux_X86_64 LibreOffice_project/40m0$Build-1</meta:generator>
    <meta:document-statistic meta:table-count="0" meta:image-count="0" meta:object-count="0" meta:page-count="2" meta:paragraph-count="53" meta:word-count="483" meta:character-count="3243" meta:non-whitespace-character-count="1505"/>
  </office:meta>
</office:document-meta>
</file>